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3])" office:value-type="float" office:value="82" calcext:value-type="float">
            <text:p>82</text:p>
          </table:table-cell>
          <table:table-cell table:formula="of:=COUNTBLANK([.C$9:.C$383])" office:value-type="float" office:value="86" calcext:value-type="float">
            <text:p>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3];&quot;TODO&quot;)" office:value-type="float" office:value="0" calcext:value-type="float">
            <text:p>0</text:p>
          </table:table-cell>
          <table:table-cell table:formula="of:=COUNTIF([.C$9:.C$383];&quot;TODO&quot;)" office:value-type="float" office:value="134" calcext:value-type="float">
            <text:p>1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3];&quot;DONE&quot;)" office:value-type="float" office:value="289" calcext:value-type="float">
            <text:p>289</text:p>
          </table:table-cell>
          <table:table-cell table:formula="of:=COUNTIF([.C$9:.C$383];&quot;DONE&quot;)" office:value-type="float" office:value="155" calcext:value-type="float">
            <text:p>15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3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5" calcext:value-type="float">
            <text:p>375</text:p>
          </table:table-cell>
          <table:table-cell table:formula="of:=SUM([.C1:.C4])" office:value-type="float" office:value="375" calcext:value-type="float">
            <text:p>375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string" calcext:value-type="string">
            <text:p>.2•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DAR</text:p>
          </table:table-cell>
          <table:table-cell table:style-name="ce1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11"/>
          <table:table-cell/>
          <table:table-cell table:style-name="ce1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11" table:number-columns-repeated="7"/>
          <table:table-cell table:style-name="ce11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3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3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9:01:17.7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4T22:09:49.060000000</dc:date>
    <meta:editing-duration>P4DT18H36M31S</meta:editing-duration>
    <meta:editing-cycles>76</meta:editing-cycles>
    <meta:generator>LibreOffice/7.5.4.2$Windows_X86_64 LibreOffice_project/36ccfdc35048b057fd9854c757a8b67ec53977b6</meta:generator>
    <meta:document-statistic meta:table-count="2" meta:cell-count="8632" meta:object-count="0"/>
  </office:meta>
</office:document-meta>
</file>